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201cm" fo:margin-bottom="0.201cm" loext:contextual-spacing="false"/>
      <style:text-properties officeooo:rsid="0018056b"/>
    </style:style>
    <style:style style:name="P2" style:family="paragraph" style:parent-style-name="Standard">
      <style:paragraph-properties fo:margin-top="0.201cm" fo:margin-bottom="0.201cm" loext:contextual-spacing="false"/>
      <style:text-properties officeooo:rsid="0018056b" officeooo:paragraph-rsid="0018056b"/>
    </style:style>
    <style:style style:name="P3" style:family="paragraph" style:parent-style-name="Standard" style:list-style-name="L1">
      <style:paragraph-properties fo:margin-top="0.201cm" fo:margin-bottom="0.201cm" loext:contextual-spacing="false"/>
      <style:text-properties officeooo:rsid="0018056b" officeooo:paragraph-rsid="0018056b"/>
    </style:style>
    <style:style style:name="P4" style:family="paragraph" style:parent-style-name="Standard">
      <style:paragraph-properties fo:margin-top="0.201cm" fo:margin-bottom="0.201cm" loext:contextual-spacing="false"/>
      <style:text-properties officeooo:rsid="001992db" officeooo:paragraph-rsid="001992db"/>
    </style:style>
    <style:style style:name="P5" style:family="paragraph" style:parent-style-name="Standard" style:list-style-name="L2">
      <style:paragraph-properties fo:margin-top="0.201cm" fo:margin-bottom="0.201cm" loext:contextual-spacing="false"/>
      <style:text-properties officeooo:rsid="001992db" officeooo:paragraph-rsid="001992db"/>
    </style:style>
    <style:style style:name="P6" style:family="paragraph" style:parent-style-name="Standard" style:list-style-name="L2">
      <style:paragraph-properties fo:margin-top="0.201cm" fo:margin-bottom="0.201cm" loext:contextual-spacing="false"/>
      <style:text-properties officeooo:rsid="001a09eb" officeooo:paragraph-rsid="001a09eb"/>
    </style:style>
    <style:style style:name="P7" style:family="paragraph" style:parent-style-name="Standard" style:list-style-name="L2">
      <style:paragraph-properties fo:margin-top="0.201cm" fo:margin-bottom="0.201cm" loext:contextual-spacing="false"/>
      <style:text-properties officeooo:rsid="001b332f" officeooo:paragraph-rsid="001b332f"/>
    </style:style>
    <style:style style:name="P8" style:family="paragraph" style:parent-style-name="Standard">
      <style:paragraph-properties fo:margin-top="0.201cm" fo:margin-bottom="0.201cm" loext:contextual-spacing="false"/>
      <style:text-properties officeooo:rsid="001b332f" officeooo:paragraph-rsid="001b332f"/>
    </style:style>
    <style:style style:name="T1" style:family="text">
      <style:text-properties officeooo:rsid="001992db"/>
    </style:style>
    <style:style style:name="T2" style:family="text">
      <style:text-properties officeooo:rsid="001b332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1)</text:p>
      <text:p text:style-name="P2">steps for creating instance</text:p>
      <text:list xml:id="list3471010301" text:style-name="L1">
        <text:list-item>
          <text:p text:style-name="P3">got to ec2 console and create an intance using ubuntu ami and choose general pursose intance type.In configuration instance tab choose default vpc and default subnet in AZ a.</text:p>
        </text:list-item>
        <text:list-item>
          <text:p text:style-name="P3">Choose iam role as full_access. And in advance settings add the following user data as tesxt:</text:p>
          <text:p text:style-name="P3">#!/bin/bash</text:p>
          <text:p text:style-name="P3">apt update </text:p>
          <text:p text:style-name="P3">apt install apache2</text:p>
          <text:p text:style-name="P3">now go to add new storage as default and tags for instance</text:p>
        </text:list-item>
        <text:list-item>
          <text:p text:style-name="P3">in security group create new group having inbound traffic as ssh type and source as your IP,http type and source as anywhere</text:p>
        </text:list-item>
        <text:list-item>
          <text:p text:style-name="P3">Now review and launch the intance</text:p>
        </text:list-item>
        <text:list-item>
          <text:p text:style-name="P3">connect to intance using ssh and in there go to /var/ ww/html/ and edit the default index.html to create your html page</text:p>
        </text:list-item>
        <text:list-item>
          <text:p text:style-name="P3">now go back to intance tab and choose your intance and <text:span text:style-name="T1">got to action and choose create template from intance to create your ami </text:span></text:p>
        </text:list-item>
      </text:list>
      <text:p text:style-name="P2"/>
      <text:p text:style-name="P4">steps for creating load balancer and auto scaling group</text:p>
      <text:p text:style-name="P4"/>
      <text:list xml:id="list2724852672" text:style-name="L2">
        <text:list-item>
          <text:p text:style-name="P5">go to load balancers tab in ec2 dashboard.</text:p>
        </text:list-item>
        <text:list-item>
          <text:p text:style-name="P5">Click on create load balancer and create application load balancer</text:p>
        </text:list-item>
        <text:list-item>
          <text:p text:style-name="P5">give name to load balancer and sheme as internet facing and in listners add http protocol having port 80 and choose default vpc and subnet and add tags to it</text:p>
        </text:list-item>
        <text:list-item>
          <text:p text:style-name="P6">in security group add the SG which was created in above steps</text:p>
        </text:list-item>
        <text:list-item>
          <text:p text:style-name="P6">in configure routing ,create new target group and give name to it and select target type as instance</text:p>
        </text:list-item>
        <text:list-item>
          <text:p text:style-name="P6">Dont regiter targets for now <text:s/>and now launch the load balancer</text:p>
        </text:list-item>
        <text:list-item>
          <text:p text:style-name="P6">Now go to auto scaling group tab and click on create auto scaling group.</text:p>
        </text:list-item>
        <text:list-item>
          <text:p text:style-name="P6">In there choose launch configuration and click on create new configuration.</text:p>
        </text:list-item>
        <text:list-item>
          <text:p text:style-name="P6">In launch configuration choose the ami which was created in above steps</text:p>
        </text:list-item>
        <text:list-item>
          <text:p text:style-name="P6">give name to your launch config and add iam role as full_access.</text:p>
        </text:list-item>
        <text:list-item>
          <text:p text:style-name="P6">In advance settings add the user data as give in step 2 for instances steps. </text:p>
        </text:list-item>
        <text:list-item>
          <text:p text:style-name="P6"><text:soft-page-break/>In security group attatch the SG which was created in above steps <text:span text:style-name="T2">and create the launch config.</text:span></text:p>
        </text:list-item>
        <text:list-item>
          <text:p text:style-name="P7">Now give name to your auto scaling group and in advance settings tick the load balacing button and add the target group which was created in above steps</text:p>
        </text:list-item>
        <text:list-item>
          <text:p text:style-name="P7">keep this group at its initial type for now and add tags to it and create the auto scaling group</text:p>
        </text:list-item>
      </text:list>
      <text:p text:style-name="P8"/>
      <text:p text:style-name="P8">Now go to your load balancer and open the dns of it ,you will see your web p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1:41:37.779314495</meta:creation-date>
    <dc:date>2019-07-16T12:23:55.847252140</dc:date>
    <meta:editing-duration>PT6M46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2" meta:paragraph-count="28" meta:word-count="408" meta:character-count="2177" meta:non-whitespace-character-count="1813"/>
  </office:meta>
</office:document-meta>
</file>